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3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+MAX(VLOOKUP([.C2];[.$A$1:.$E$19];5;0);VLOOKUP([.D2];[.$A$1:.$E$19];5;0))" office:value-type="float" office:value="24" calcext:value-type="float">
            <text:p>24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+MAX(VLOOKUP([.C3];[.$A$1:.$E$19];5;0);VLOOKUP([.D3];[.$A$1:.$E$19];5;0))" office:value-type="float" office:value="36" calcext:value-type="float">
            <text:p>36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[.B4]+MAX(VLOOKUP([.C4];[.$A$1:.$E$19];5;0);VLOOKUP([.D4];[.$A$1:.$E$19];5;0))" office:value-type="float" office:value="48" calcext:value-type="float">
            <text:p>48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formula="of:=[.B5]+MAX(VLOOKUP([.C5];[.$A$1:.$E$19];5;0);VLOOKUP([.D5];[.$A$1:.$E$19];5;0))" office:value-type="float" office:value="63" calcext:value-type="float">
            <text:p>63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6]+MAX(VLOOKUP([.C6];[.$A$1:.$E$19];5;0);VLOOKUP([.D6];[.$A$1:.$E$19];5;0))" office:value-type="float" office:value="51" calcext:value-type="float">
            <text:p>51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7]+MAX(VLOOKUP([.C7];[.$A$1:.$E$19];5;0);VLOOKUP([.D7];[.$A$1:.$E$19];5;0))" office:value-type="float" office:value="58" calcext:value-type="float">
            <text:p>58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B8]+MAX(VLOOKUP([.C8];[.$A$1:.$E$19];5;0);VLOOKUP([.D8];[.$A$1:.$E$19];5;0))" office:value-type="float" office:value="69" calcext:value-type="float">
            <text:p>69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[.B9]+MAX(VLOOKUP([.C9];[.$A$1:.$E$19];5;0);VLOOKUP([.D9];[.$A$1:.$E$19];5;0))" office:value-type="float" office:value="101" calcext:value-type="float">
            <text:p>101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B10]+MAX(VLOOKUP([.C10];[.$A$1:.$E$19];5;0);VLOOKUP([.D10];[.$A$1:.$E$19];5;0))" office:value-type="float" office:value="128" calcext:value-type="float">
            <text:p>128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B11]+MAX(VLOOKUP([.C11];[.$A$1:.$E$19];5;0);VLOOKUP([.D11];[.$A$1:.$E$19];5;0))" office:value-type="float" office:value="79" calcext:value-type="float">
            <text:p>79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B12]+MAX(VLOOKUP([.C12];[.$A$1:.$E$19];5;0);VLOOKUP([.D12];[.$A$1:.$E$19];5;0))" office:value-type="float" office:value="121" calcext:value-type="float">
            <text:p>121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B13]+MAX(VLOOKUP([.C13];[.$A$1:.$E$19];5;0);VLOOKUP([.D13];[.$A$1:.$E$19];5;0))" office:value-type="float" office:value="87" calcext:value-type="float">
            <text:p>87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B14]+MAX(VLOOKUP([.C14];[.$A$1:.$E$19];5;0);VLOOKUP([.D14];[.$A$1:.$E$19];5;0))" office:value-type="float" office:value="102" calcext:value-type="float">
            <text:p>102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[.B15]+MAX(VLOOKUP([.C15];[.$A$1:.$E$19];5;0);VLOOKUP([.D15];[.$A$1:.$E$19];5;0))" office:value-type="float" office:value="163" calcext:value-type="float">
            <text:p>163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[.B16]+MAX(VLOOKUP([.C16];[.$A$1:.$E$19];5;0);VLOOKUP([.D16];[.$A$1:.$E$19];5;0))" office:value-type="float" office:value="138" calcext:value-type="float">
            <text:p>138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formula="of:=[.B17]+MAX(VLOOKUP([.C17];[.$A$1:.$E$19];5;0);VLOOKUP([.D17];[.$A$1:.$E$19];5;0))" office:value-type="float" office:value="142" calcext:value-type="float">
            <text:p>142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B18]+MAX(VLOOKUP([.C18];[.$A$1:.$E$19];5;0);VLOOKUP([.D18];[.$A$1:.$E$19];5;0))" office:value-type="float" office:value="140" calcext:value-type="float">
            <text:p>140</text:p>
          </table:table-cell>
          <table:table-cell table:number-columns-repeated="1637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initial-creator>HP</meta:initial-creator>
    <meta:creation-date>2022-07-26T06:42:39Z</meta:creation-date>
    <dc:date>2026-03-19T12:34:45.212000000</dc:date>
    <meta:editing-duration>PT19M25S</meta:editing-duration>
    <meta:editing-cycles>1</meta:editing-cycles>
    <meta:document-statistic meta:table-count="1" meta:cell-count="92" meta:object-count="0"/>
  </office:meta>
</office:document-meta>
</file>